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1_20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Typescript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Joseph Blumenthal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9, 1892</text:p>
      <text:p text:style-name="P5">Month<text:tab/><text:tab/><text:tab/><text:tab/><text:tab/><text:tab/>September</text:p>
      <text:p text:style-name="P5">Year<text:tab/><text:tab/><text:tab/><text:tab/><text:tab/><text:tab/>189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Letter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C/</text:p>
      <text:p text:style-name="P2"><text:s/>O/</text:p>
      <text:p text:style-name="P2"><text:s text:c="2"/>P/</text:p>
      <text:p text:style-name="P2"><text:s text:c="3"/>Y/</text:p>
      <text:p text:style-name="P2">S. MORAIS/</text:p>
      <text:p text:style-name="P2">546 N. FIFTH STREET/</text:p>
      <text:p text:style-name="P3">Philadelphia, September 9th, 1892/</text:p>
      <text:p text:style-name="P2">Honorable Joseph Blumenthal/</text:p>
      <text:p text:style-name="P2">My Dear Sir/</text:p>
      <text:p text:style-name="P2"><text:tab/>My deep concern in the welfare of our Seminary, led me yesterday/ to wire to you, in order to receive some necessary information. <text:s/>Your favor/ of yesterday has just come to hand. <text:s/>Unprovided as we are just now with/ a competent Talmudic teacher, the resignation, or rather the intimation/ of it, as in enclosed note, is perplexing. <text:s/>Neither of the Russian gentlemen/ whom we met, seems to me qualified, at present, to take charge of a/ class of youths, who should be addressed and taught in intelligible/ <text:soft-page-break/>English. <text:s/>Under pressure, we might reduce the hours of Talmudical/ tuition, and remove the objection advanced by Dr. Leeberman, who thinks/ is unremunerative to give us sixteen hours a week. <text:s/>N. Speaker could,/ at all events, help for a while, and if your Board deems it advisable, I/ will address him about it. <text:s/>I deeply regret that my occupations are/ growing to a degree, which will absolutely prevent my attending the/ meeting./ <text:s/>Yours truly,/ MORAI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6T14:39:03.27</meta:creation-date>
    <meta:document-statistic meta:table-count="0" meta:image-count="0" meta:object-count="0" meta:page-count="3" meta:paragraph-count="70" meta:word-count="346" meta:character-count="2358"/>
    <dc:date>2011-12-06T14:43:37.69</dc:date>
    <dc:creator>Penn Libraries</dc:creator>
    <meta:editing-duration>PT00H04M34S</meta:editing-duration>
    <meta:editing-cycles>1</meta:editing-cycles>
    <meta:generator>OpenOffice.org/3.2$Win32 OpenOffice.org_project/320m12$Build-9483</meta:generator>
  </office:meta>
</office:document-meta>
</file>